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7D00000395AD4A40638D8CE7E2.jpg" manifest:media-type="image/jpeg"/>
  <manifest:file-entry manifest:full-path="Pictures/1000020100000350000003291D0FB852B914DB56.png" manifest:media-type="image/png"/>
  <manifest:file-entry manifest:full-path="Pictures/100000000000016900000132BBFF3B729D2C792A.png" manifest:media-type="image/png"/>
  <manifest:file-entry manifest:full-path="Pictures/10000000000005850000037DCFC591A1FF69B02A.jpg" manifest:media-type="image/jpeg"/>
  <manifest:file-entry manifest:full-path="Pictures/10000201000007940000051FB580BE92A08EB65A.png" manifest:media-type="image/png"/>
  <manifest:file-entry manifest:full-path="Pictures/10000201000007960000051E009872D9821BE452.png" manifest:media-type="image/png"/>
  <manifest:file-entry manifest:full-path="Pictures/100000000000034F0000020B9C2E0428B2F38D2C.png" manifest:media-type="image/png"/>
  <manifest:file-entry manifest:full-path="Pictures/100002010000020A0000015AAAE2F16E8A6FE80E.png" manifest:media-type="image/png"/>
  <manifest:file-entry manifest:full-path="Pictures/100000000000026F0000023A7305E3308866A647.png" manifest:media-type="image/png"/>
  <manifest:file-entry manifest:full-path="Pictures/100002010000045C000002599565C789876DD3DA.png" manifest:media-type="image/png"/>
  <manifest:file-entry manifest:full-path="Pictures/10000000000000CA000002013BF15B5C3CF61A97.png" manifest:media-type="image/png"/>
  <manifest:file-entry manifest:full-path="Pictures/1000000000000098000000919F26D62F9A042623.png" manifest:media-type="image/png"/>
  <manifest:file-entry manifest:full-path="Pictures/20000009000038A4000033940AC24771AD4039FA.svm" manifest:media-type=""/>
  <manifest:file-entry manifest:full-path="Pictures/100000000000009F000000E067B4EA0BBC8224F8.png" manifest:media-type="image/png"/>
  <manifest:file-entry manifest:full-path="Pictures/1000000000000346000001AD6C7F4831B50160AE.png" manifest:media-type="image/png"/>
  <manifest:file-entry manifest:full-path="Pictures/10000000000001AD000001021B9D3DF1F77D5C9A.png" manifest:media-type="image/png"/>
  <manifest:file-entry manifest:full-path="Pictures/10000000000001F2000001B20DE1238C1AD3DEA4.png" manifest:media-type="image/png"/>
  <manifest:file-entry manifest:full-path="Pictures/10000201000000C3000000C40C0EA9D81A5AC7F8.png" manifest:media-type="image/png"/>
  <manifest:file-entry manifest:full-path="Pictures/10000000000003F400000104EF854573CC214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3"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4"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6"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style:text-underline-style="none" fo:font-weight="normal" officeooo:rsid="00216a11" officeooo:paragraph-rsid="00216a11"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8"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20"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1" style:family="paragraph" style:parent-style-name="Standard">
      <style:paragraph-properties fo:text-align="start"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2"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3" style:family="paragraph" style:parent-style-name="Standard">
      <style:paragraph-properties fo:text-align="start"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4"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8" style:family="paragraph" style:parent-style-name="Standard">
      <style:text-properties fo:font-size="14pt" style:text-underline-style="solid" style:text-underline-width="auto" style:text-underline-color="font-color" officeooo:rsid="00212cd8" officeooo:paragraph-rsid="00634e72" style:font-size-asian="14pt" style:font-size-complex="14pt"/>
    </style:style>
    <style:style style:name="P29"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30"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6"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2b205" officeooo:paragraph-rsid="00634e72"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06ab64" officeooo:paragraph-rsid="00634e72"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07eb12" officeooo:paragraph-rsid="00634e72"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0b6f88" officeooo:paragraph-rsid="00634e72"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0e117f" officeooo:paragraph-rsid="00634e72"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20489" officeooo:paragraph-rsid="00634e72" style:font-size-asian="10.5pt" style:font-weight-asian="normal" style:font-size-complex="12pt" style:font-weight-complex="normal"/>
    </style:style>
    <style:style style:name="P45" style:family="paragraph" style:parent-style-name="Standard">
      <style:text-properties fo:font-size="12pt" style:text-underline-style="none" officeooo:rsid="00027f44" officeooo:paragraph-rsid="00634e72" style:font-size-asian="12pt" style:font-size-complex="12pt"/>
    </style:style>
    <style:style style:name="P46" style:family="paragraph" style:parent-style-name="Standard">
      <style:text-properties fo:font-size="12pt" style:text-underline-style="none" officeooo:rsid="00054e85" officeooo:paragraph-rsid="00634e72" style:font-size-asian="12pt" style:font-size-complex="12pt"/>
    </style:style>
    <style:style style:name="P47"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officeooo:rsid="002a61a1" officeooo:paragraph-rsid="005181a5" style:font-size-asian="12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officeooo:rsid="002f8281" officeooo:paragraph-rsid="005181a5" style:font-size-asian="12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officeooo:rsid="0059d876" officeooo:paragraph-rsid="0059d876" style:font-size-asian="12pt" style:font-style-asian="normal" style:font-size-complex="12pt" style:font-style-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5181a5" officeooo:paragraph-rsid="005181a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00%" fo:text-align="justify" style:justify-single-word="false"/>
      <style:text-properties style:font-name="Liberation Serif" officeooo:paragraph-rsid="004ad3ee"/>
    </style:style>
    <style:style style:name="P86"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8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88"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P89"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f6e03" officeooo:paragraph-rsid="001f6e03" style:font-size-asian="18pt" style:font-style-asian="italic" style:font-weight-asian="bold" style:font-size-complex="18pt" style:font-style-complex="italic" style:font-weight-complex="bold"/>
    </style:style>
    <style:style style:name="P90" style:family="paragraph" style:parent-style-name="Standard">
      <style:paragraph-properties fo:text-align="center" style:justify-single-word="false"/>
      <style:text-properties fo:font-size="18pt" fo:font-style="italic" officeooo:rsid="00089f76" officeooo:paragraph-rsid="00089f76" style:font-size-asian="18pt" style:font-style-asian="italic" style:font-size-complex="18pt" style:font-style-complex="italic"/>
    </style:style>
    <style:style style:name="P91"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92"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9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94"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95"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96"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97"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98"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99" style:family="paragraph" style:parent-style-name="Standard">
      <style:paragraph-properties fo:text-align="justify" style:justify-single-word="false"/>
      <style:text-properties officeooo:paragraph-rsid="0052d2fa"/>
    </style:style>
    <style:style style:name="P100"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01" style:family="paragraph" style:parent-style-name="Standard">
      <style:paragraph-properties fo:text-align="justify" style:justify-single-word="false"/>
      <style:text-properties officeooo:paragraph-rsid="0057d236"/>
    </style:style>
    <style:style style:name="P102" style:family="paragraph" style:parent-style-name="Standard">
      <style:paragraph-properties fo:text-align="justify" style:justify-single-word="false"/>
      <style:text-properties officeooo:paragraph-rsid="005d3463"/>
    </style:style>
    <style:style style:name="P103" style:family="paragraph" style:parent-style-name="Standard">
      <style:paragraph-properties fo:text-align="justify" style:justify-single-word="false"/>
      <style:text-properties officeooo:paragraph-rsid="005e122a"/>
    </style:style>
    <style:style style:name="P104"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07" style:family="paragraph" style:parent-style-name="Standard">
      <style:paragraph-properties fo:text-align="justify" style:justify-single-word="false"/>
      <style:text-properties officeooo:rsid="005e122a" officeooo:paragraph-rsid="005e122a"/>
    </style:style>
    <style:style style:name="P108" style:family="paragraph" style:parent-style-name="Standard">
      <style:text-properties officeooo:paragraph-rsid="00634e72"/>
    </style:style>
    <style:style style:name="P109" style:family="paragraph" style:parent-style-name="Standard">
      <style:text-properties fo:font-size="13pt" style:text-underline-style="none" officeooo:rsid="0000ef1f" officeooo:paragraph-rsid="00634e72" style:font-size-asian="13pt" style:font-size-complex="13pt"/>
    </style:style>
    <style:style style:name="P110" style:family="paragraph" style:parent-style-name="Standard">
      <style:text-properties fo:font-size="13pt" style:text-underline-style="none" officeooo:rsid="00027f44" officeooo:paragraph-rsid="00634e72" style:font-size-asian="13pt" style:font-size-complex="13pt"/>
    </style:style>
    <style:style style:name="P111" style:family="paragraph" style:parent-style-name="Standard">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12" style:family="paragraph" style:parent-style-name="Standard">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13"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114"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115"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officeooo:rsid="002a61a1" officeooo:paragraph-rsid="00670470" style:font-size-asian="12pt" style:font-style-asian="normal" style:font-size-complex="12pt" style:font-style-complex="normal"/>
    </style:style>
    <style:style style:name="P121" style:family="paragraph" style:parent-style-name="Standard" style:list-style-name="L1">
      <style:text-properties fo:font-size="13pt" fo:font-weight="bold" officeooo:rsid="0000ef1f" officeooo:paragraph-rsid="00634e72" style:font-size-asian="13pt" style:font-weight-asian="bold" style:font-size-complex="13pt" style:font-weight-complex="bold"/>
    </style:style>
    <style:style style:name="P122" style:family="paragraph" style:parent-style-name="Standard" style:list-style-name="L2">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23" style:family="paragraph" style:parent-style-name="Standard" style:list-style-name="L3">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24" style:family="paragraph" style:parent-style-name="Standard" style:list-style-name="L4">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25" style:family="paragraph" style:parent-style-name="Standard" style:list-style-name="L5">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26" style:family="paragraph" style:parent-style-name="Standard" style:list-style-name="L6">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27" style:family="paragraph" style:parent-style-name="Standard" style:list-style-name="L7">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2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30" style:family="paragraph" style:parent-style-name="Standard">
      <style:paragraph-properties fo:text-align="start"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39" style:family="text">
      <style:text-properties style:text-underline-style="none"/>
    </style:style>
    <style:style style:name="T40" style:family="text">
      <style:text-properties style:text-underline-style="none" officeooo:rsid="001ddc1c"/>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264895" style:font-weight-asian="normal" style:font-weight-complex="normal"/>
    </style:style>
    <style:style style:name="T43" style:family="text">
      <style:text-properties officeooo:rsid="0017d471"/>
    </style:style>
    <style:style style:name="T44" style:family="text">
      <style:text-properties officeooo:rsid="001bbd5a"/>
    </style:style>
    <style:style style:name="T45" style:family="text">
      <style:text-properties officeooo:rsid="0021db46"/>
    </style:style>
    <style:style style:name="T46" style:family="text">
      <style:text-properties officeooo:rsid="001fe418"/>
    </style:style>
    <style:style style:name="T47" style:family="text">
      <style:text-properties officeooo:rsid="0016d21e"/>
    </style:style>
    <style:style style:name="T48" style:family="text">
      <style:text-properties officeooo:rsid="0018fc1d"/>
    </style:style>
    <style:style style:name="T49" style:family="text">
      <style:text-properties officeooo:rsid="001ac77a"/>
    </style:style>
    <style:style style:name="T50" style:family="text">
      <style:text-properties officeooo:rsid="00234487"/>
    </style:style>
    <style:style style:name="T51" style:family="text">
      <style:text-properties fo:font-size="24pt" style:font-size-asian="24pt" style:font-size-complex="24pt"/>
    </style:style>
    <style:style style:name="T52" style:family="text">
      <style:text-properties fo:font-size="24pt" officeooo:rsid="001ddc1c" style:font-size-asian="24pt" style:font-size-complex="24pt"/>
    </style:style>
    <style:style style:name="T53" style:family="text">
      <style:text-properties officeooo:rsid="0028440f"/>
    </style:style>
    <style:style style:name="T54" style:family="text">
      <style:text-properties officeooo:rsid="002b203d"/>
    </style:style>
    <style:style style:name="T55" style:family="text">
      <style:text-properties officeooo:rsid="002e5324"/>
    </style:style>
    <style:style style:name="T56" style:family="text">
      <style:text-properties officeooo:rsid="0031a9d8"/>
    </style:style>
    <style:style style:name="T57" style:family="text">
      <style:text-properties officeooo:rsid="0031e942"/>
    </style:style>
    <style:style style:name="T58" style:family="text">
      <style:text-properties officeooo:rsid="0032980f"/>
    </style:style>
    <style:style style:name="T59" style:family="text">
      <style:text-properties officeooo:rsid="00412eec"/>
    </style:style>
    <style:style style:name="T60" style:family="text">
      <style:text-properties officeooo:rsid="00420896"/>
    </style:style>
    <style:style style:name="T61" style:family="text">
      <style:text-properties officeooo:rsid="0043bbdb"/>
    </style:style>
    <style:style style:name="T62" style:family="text">
      <style:text-properties officeooo:rsid="0046ff63"/>
    </style:style>
    <style:style style:name="T63" style:family="text">
      <style:text-properties officeooo:rsid="0048fbfa"/>
    </style:style>
    <style:style style:name="T64" style:family="text">
      <style:text-properties officeooo:rsid="000ab42e"/>
    </style:style>
    <style:style style:name="T65" style:family="text">
      <style:text-properties style:use-window-font-color="true" fo:font-size="12pt" fo:font-weight="normal" fo:background-color="transparent" loext:char-shading-value="0" style:font-name-asian="Liberation Serif1" style:font-name-complex="Liberation Serif1"/>
    </style:style>
    <style:style style:name="T66" style:family="text">
      <style:text-properties style:use-window-font-color="true" fo:font-size="12pt" fo:font-weight="normal" officeooo:rsid="000ab42e" fo:background-color="transparent" loext:char-shading-value="0" style:font-name-asian="Liberation Serif1" style:font-name-complex="Liberation Serif1"/>
    </style:style>
    <style:style style:name="T67" style:family="text">
      <style:text-properties style:use-window-font-color="true" fo:font-size="12pt" fo:font-weight="normal" fo:background-color="transparent" loext:char-shading-value="0" style:font-name-asian="Calibri" style:font-name-complex="Calibri"/>
    </style:style>
    <style:style style:name="T68" style:family="text">
      <style:text-properties officeooo:rsid="0044a00a"/>
    </style:style>
    <style:style style:name="T69" style:family="text">
      <style:text-properties officeooo:rsid="00440763"/>
    </style:style>
    <style:style style:name="T70" style:family="text">
      <style:text-properties officeooo:rsid="00493b24"/>
    </style:style>
    <style:style style:name="T71" style:family="text">
      <style:text-properties officeooo:rsid="004afad2"/>
    </style:style>
    <style:style style:name="T72" style:family="text">
      <style:text-properties officeooo:rsid="005181a5"/>
    </style:style>
    <style:style style:name="T73" style:family="text">
      <style:text-properties officeooo:rsid="00559606"/>
    </style:style>
    <style:style style:name="T74"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7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78"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style:text-underline-style="none" fo:font-weight="normal" officeooo:rsid="0052d2fa"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7"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88" style:family="text">
      <style:text-properties officeooo:rsid="005a24ad"/>
    </style:style>
    <style:style style:name="T89" style:family="text">
      <style:text-properties officeooo:rsid="002184f3"/>
    </style:style>
    <style:style style:name="T90" style:family="text">
      <style:text-properties style:font-name="Verdana" fo:font-size="10pt"/>
    </style:style>
    <style:style style:name="T91" style:family="text">
      <style:text-properties style:font-name="Verdana" fo:font-size="10pt" officeooo:rsid="001c3868"/>
    </style:style>
    <style:style style:name="T92" style:family="text">
      <style:text-properties officeooo:rsid="001dc154"/>
    </style:style>
    <style:style style:name="T93" style:family="text">
      <style:text-properties officeooo:rsid="001f8b9a"/>
    </style:style>
    <style:style style:name="T94" style:family="text">
      <style:text-properties officeooo:rsid="001f2fad"/>
    </style:style>
    <style:style style:name="T95" style:family="text">
      <style:text-properties officeooo:rsid="0020b06d"/>
    </style:style>
    <style:style style:name="T96" style:family="text">
      <style:text-properties officeooo:rsid="001410ad"/>
    </style:style>
    <style:style style:name="T97" style:family="text">
      <style:text-properties officeooo:rsid="000cdc9e"/>
    </style:style>
    <style:style style:name="T98" style:family="text">
      <style:text-properties officeooo:rsid="00106104"/>
    </style:style>
    <style:style style:name="T99" style:family="text">
      <style:text-properties officeooo:rsid="0012b205"/>
    </style:style>
    <style:style style:name="T100" style:family="text">
      <style:text-properties officeooo:rsid="00670470"/>
    </style:style>
    <style:style style:name="T101" style:family="text">
      <style:text-properties fo:font-size="15pt" fo:font-style="italic" officeooo:rsid="00089f76" style:font-size-asian="13.1000003814697pt" style:font-style-asian="italic" style:font-size-complex="15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6">PROJET TUTEURE</text:p>
      <text:p text:style-name="P1"/>
      <text:p text:style-name="P1"/>
      <text:p text:style-name="P1"/>
      <text:p text:style-name="P1"/>
      <text:p text:style-name="P1"/>
      <text:p text:style-name="P2">Implémentation d'un lecteur de badges dans le cadre d'un système de gestion de restaurant d'entreprise</text:p>
      <text:p text:style-name="P2"/>
      <text:p text:style-name="P2"/>
      <text:p text:style-name="P2"/>
      <text:p text:style-name="P113"><text:s text:c="4"/>BETHOULE Yohann</text:p>
      <text:p text:style-name="P113"><text:s text:c="3"/>BROUSSE Anthony</text:p>
      <text:p text:style-name="P114"><text:s text:c="8"/>GANDBOEUF Bastien</text:p>
      <text:p text:style-name="P114">PERROT Léandre</text:p>
      <text:p text:style-name="P113"><text:s text:c="4"/>TESSANNE Jeremy</text:p>
      <text:p text:style-name="P3"/>
      <text:p text:style-name="P3"/>
      <text:p text:style-name="P3"/>
      <text:p text:style-name="P3"/>
      <text:p text:style-name="P3"/>
      <text:p text:style-name="P3"/>
      <text:p text:style-name="P3"/>
      <text:p text:style-name="P3"/>
      <text:p text:style-name="P3"/>
      <text:p text:style-name="P27">IUT de Clermont-Ferrand, <text:span text:style-name="T49">Département</text:span> Informatique, Année 2016-2017</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us autorisons la diffusion de notre rapport sur l'intranet de l'I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0"><text:soft-page-break/>Remerciements</text:p>
      <text:p text:style-name="P3"/>
      <text:p text:style-name="P3"/>
      <text:p text:style-name="P3"/>
      <text:p text:style-name="P3"/>
      <text:p text:style-name="P3"/>
      <text:p text:style-name="P3"/>
      <text:p text:style-name="P84"><text:tab/>Nous tenons à remercier notre tuteur Monsieur Bernard Jampy, qui nous a été d'une aide précieuse et qui nous a consacré du temps. </text:p>
      <text:p text:style-name="P84"><text:tab/>Nous souhaitons aussi remercier Madame Pascale Brigoulet, chef du département informatique, ainsi que Monsieur David Delon pour le prêt et l'achat du matériel nécessaire à la réalisation de notre projet.</text:p>
      <text:p text:style-name="P84"><text:tab/>De plus nous remercions nos enseignant de gestion, Madame <text:span text:style-name="T89">Genevieve Castanet et Madame Emilie Caldeira, pour leur collaboration pour la rédaction du cahier des <text:s/>charges mais aussi de la gestion de notre projet.</text:span></text:p>
      <text:p text:style-name="P84"><text:tab/>Enfin, nous tenions à remercier Monsieur Marc Chevaldonné, enseignant de l'IUT pour son aide lors du développement de notre application.</text:p>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ext:soft-page-break/><text:tab/><text:span text:style-name="T13">SOMMAIRE</text:span></text:p>
      <text:p text:style-name="P6"/>
      <text:p text:style-name="P7"/>
      <text:p text:style-name="P6"/>
      <text:p text:style-name="P19">Introduction……………………………………………………………………..5</text:p>
      <text:p text:style-name="P7"/>
      <text:p text:style-name="P20">Présentation du <text:span text:style-name="T14">projet</text:span>…………………………………………………………...6</text:p>
      <text:p text:style-name="P20"><text:span text:style-name="T48"><text:tab/></text:span><text:span text:style-name="T20">1. Objectifs du projet…………………………………………………………………………</text:span><text:span text:style-name="T21">6</text:span></text:p>
      <text:p text:style-name="P47"><text:span text:style-name="T48"><text:tab/>2. Choix matériels et techniques……………………………………………………………...7</text:span> </text:p>
      <text:p text:style-name="P6"/>
      <text:p text:style-name="P19">Suivi de projet…………………………………………………………………..<text:span text:style-name="T50">8</text:span></text:p>
      <text:p text:style-name="P19"/>
      <text:p text:style-name="P19">Analyse…………………………………………………………………………</text:p>
      <text:p text:style-name="P48"><text:tab/>1. Cas d’utilisation…………………………………………………………………………..</text:p>
      <text:p text:style-name="P48"><text:tab/>2. Diagramme de Séquence…………………………………………………………………</text:p>
      <text:p text:style-name="P48"><text:tab/>3. Diagramme de Classe…………………………………………………………………….</text:p>
      <text:p text:style-name="P52"><text:tab/>4. Diagramme de Pa<text:span text:style-name="T56">ckage………………………………………………………………….</text:span></text:p>
      <text:p text:style-name="P50"><text:tab/><text:span text:style-name="T56">5. MCD/MLD………………………………………………………………………………</text:span>.</text:p>
      <text:p text:style-name="P51"><text:tab/><text:span text:style-name="T56">6</text:span>. Sketchs <text:span text:style-name="T62">et story-boards</text:span>……………………………………………………………………</text:p>
      <text:p text:style-name="P49"/>
      <text:p text:style-name="P19">Développement…………………………………………………………………</text:p>
      <text:p text:style-name="P21"><text:tab/><text:span text:style-name="T22">1. </text:span><text:span text:style-name="T23">Vue</text:span><text:span text:style-name="T22">…………………………………………………………………………..</text:span></text:p>
      <text:p text:style-name="P50"><text:tab/>2. <text:span text:style-name="T72">Métier</text:span>…………………………………………………………………</text:p>
      <text:p text:style-name="P50"><text:tab/>3. <text:span text:style-name="T72">Persistance</text:span>…………………………………………………………………….</text:p>
      <text:p text:style-name="P53"><text:tab/>4. Lecteur de carte</text:p>
      <text:p text:style-name="P52"><text:tab/><text:tab/></text:p>
      <text:p text:style-name="P6"/>
      <text:p text:style-name="P19">Bilan technique…………………………………………………………………</text:p>
      <text:p text:style-name="P130"><text:span text:style-name="T22"><text:tab/>1. </text:span><text:span text:style-name="T25">État final du projet</text:span><text:span text:style-name="T22">…………………………………………………………………………..</text:span></text:p>
      <text:p text:style-name="P120"><text:tab/>2. <text:span text:style-name="T100">Problèmes rencontrés……………………………………………………………………….</text:span></text:p>
      <text:p text:style-name="P120"><text:span text:style-name="T100"><text:tab/>3</text:span>. <text:span text:style-name="T100">Améliorations et extensions possibles……………………………………………………</text:span>...</text:p>
      <text:p text:style-name="P19"/>
      <text:p text:style-name="P19">Conclusion……………………………………………………………………..</text:p>
      <text:p text:style-name="P6"/>
      <text:p text:style-name="P19">English summary………………………………………………………………</text:p>
      <text:p text:style-name="P19"/>
      <text:p text:style-name="P23">Lexique………………………………………………………………………...</text:p>
      <text:p text:style-name="P22"/>
      <text:p text:style-name="P6"/>
      <text:p text:style-name="P6"/>
      <text:p text:style-name="P6"/>
      <text:p text:style-name="P6"/>
      <text:p text:style-name="P6"/>
      <text:p text:style-name="P6"><text:soft-page-break/></text:p>
      <text:p text:style-name="P6"/>
      <text:p text:style-name="P30"><text:span text:style-name="T9"><text:tab/></text:span><text:span text:style-name="T10">Introduction</text:span></text:p>
      <text:p text:style-name="P29"/>
      <text:p text:style-name="P29"/>
      <text:p text:style-name="P31"><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32"/>
      <text:p text:style-name="P32"><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79">Les caissiers du restaurant utiliseront l'application mobile pour sélectionner les plats lors du passage en caisse, et faire payer l'employé avec sa carte.</text:p>
      <text:p text:style-name="P79">Les cuisiniers utiliseront l'application de gestion afin de composer les menus du jour, en ajoutant les plats proposés ainsi que leurs prix. </text:p>
      <text:p text:style-name="P79"><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32"/>
      <text:p text:style-name="P80"/>
      <text:p text:style-name="P81"><text:tab/>De notre côté, la finalité du projet est de nous imposer des conditions de travail qui se rapprochent le plus possible d'un véritable projet professionnel. Nous devrons ainsi :</text:p>
      <text:p text:style-name="P81">-établir un suivi de projet en prévoyant et ordonnançant nos tâches,</text:p>
      <text:p text:style-name="P33"><text:span text:style-name="T2">-procéder à une analyse complète </text:span><text:span text:style-name="T4">à travers la méthode UML,</text:span></text:p>
      <text:p text:style-name="P33"><text:span text:style-name="T4">-</text:span><text:span text:style-name="T6">définir une charte graphique et proposer une interface Homme-Machine attractive,</text:span></text:p>
      <text:p text:style-name="P82">-développer une application opérationnelle et stable, facile à prendre en main pour des non-informaticiens,</text:p>
      <text:p text:style-name="P82">-produire un rapport de stage et une documentation claire de l'application.</text:p>
      <text:p text:style-name="P82"/>
      <text:p text:style-name="P82"/>
      <text:p text:style-name="P82"/>
      <text:p text:style-name="P82"><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83"/>
      <text:p text:style-name="P83"/>
      <text:p text:style-name="P82"/>
      <text:p text:style-name="P4"/>
      <text:p text:style-name="P3"/>
      <text:p text:style-name="P3"/>
      <text:p text:style-name="P3"/>
      <text:p text:style-name="P3"/>
      <text:p text:style-name="P3"><text:soft-page-break/></text:p>
      <text:p text:style-name="P91"><text:tab/></text:p>
      <text:p text:style-name="P92"><text:span text:style-name="T16">P</text:span><text:span text:style-name="T17">résentation du projet</text:span></text:p>
      <text:p text:style-name="P3"/>
      <text:p text:style-name="P3"/>
      <text:p text:style-name="P8">1. Objectifs du projet <text:span text:style-name="T47">(cahier des charges)</text:span></text:p>
      <text:p text:style-name="P5"/>
      <text:p text:style-name="P36"/>
      <text:p text:style-name="P37"><text:tab/><text:span text:style-name="T43">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8">Cette application permettra aux entreprises souhaitant ouvrir un restaurant de type self-service pour leurs employés de mettre en place rapidement une interface permettant la totalité de la gestion des paiements. <text:span text:style-name="T44">Elle</text:span> sera attractive et facile à prendre en main pour un non-informaticien. <text:span text:style-name="T44">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7"><text:span text:style-name="T45">Nous aurons à prendre</text:span> en compte les <text:span text:style-name="T46">fonctionnalités requises</text:span> <text:span text:style-name="T46">par l</text:span>es différents acteurs : <text:span text:style-name="T45">usager, </text:span><text:s/><text:span text:style-name="T45">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7"/>
      <text:p text:style-name="P35"><text:span text:style-name="T41"><text:tab/></text:span><text:span text:style-name="T42">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115"/>
      <text:p text:style-name="P115"><text:soft-page-break/></text:p>
      <text:p text:style-name="P115"/>
      <text:p text:style-name="P6"/>
      <text:p text:style-name="P9">2. Choix matériels et techniques</text:p>
      <text:p text:style-name="P4"/>
      <text:p text:style-name="P96">Tout d'abord, des choix matériels ont été nécessaires pour la réalisation de notre projet :</text:p>
      <text:p text:style-name="P96"/>
      <text:p text:style-name="P96">-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64">nécessaires</text:span> à son intégration depuis le site du fabricant. Nous avons ensuite réussi à graver des informations sur des cartes, puis , grâce à l'utilisation du S<text:span text:style-name="T64">DK</text:span> du lecteur, l'identification des usager par carte est maintenant <text:span text:style-name="T64">fonctionnelle.</text:span></text:p>
      <text:p text:style-name="P96"/>
      <text:p text:style-name="P96">-Un écran tactile : Il nous permet de simuler l'écran utilisé à la caisse du restaurant. Pour cela, l'IUT nous a prêté un ordinateur portable à écran tactile fonctionnant sous Windows 8.1 : nous y avons installé tout le <text:span text:style-name="T64">nécessaire</text:span> au fonctionnement de notre application tel que Visual Studio ainsi que les différents logiciels fourni avec le lecteur de cartes.</text:p>
      <text:p text:style-name="P96"/>
      <text:p text:style-name="P98"/>
      <text:p text:style-name="P96">Nous avons également fait des choix techniques concernant la réalisation de notre application :</text:p>
      <text:p text:style-name="P96"/>
      <text:p text:style-name="P85"><text:span text:style-name="T65">-Choix d'analyse et de développement : Nous avons choisi de représenter l'analyse de notre projet avec des diagrammes UML, car il s'agit du modèle d'analyse que nous connaissons le mieux, et de le construire en respectant le modèle MVC (Modèle – Vue </text:span><text:span text:style-name="T67">– Contr</text:span><text:span text:style-name="T65">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66">œuvre</text:span><text:span text:style-name="T65"> pour l'application de la caisse et pour l'application du gérant. Un diagramme de package pour structurer notre application ainsi que le diagramme de classe qui va guider toute la réalisation de notre métier.</text:span></text:p>
      <text:p text:style-name="P98"/>
      <text:p text:style-name="P96">-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96"/>
      <text:p text:style-name="P96">-Nous avons crée un repository sur Github que nous avons utilisé tout au long du projet afin de travailler de manière plus efficace.</text:p>
      <text:p text:style-name="P97"/>
      <text:p text:style-name="P4"/>
      <text:p text:style-name="P4"/>
      <text:p text:style-name="P4"/>
      <text:p text:style-name="P4"><text:soft-page-break/></text:p>
      <text:p text:style-name="P4"/>
      <text:p text:style-name="P4"/>
      <text:p text:style-name="P87"><text:span text:style-name="T40"><text:tab/></text:span><text:span text:style-name="T52">S</text:span><text:span text:style-name="T51">uivi de projet</text:span></text:p>
      <text:p text:style-name="P86"/>
      <text:p text:style-name="P10">1. Déroulement prévisionnel</text:p>
      <text:p text:style-name="P89"/>
      <text:p text:style-name="P86"/>
      <text:p text:style-name="P88">INCLURE TABLEAU DU GANTT</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93">Analyse</text:p>
      <text:p text:style-name="P93"/>
      <text:p text:style-name="P11">1. <text:span text:style-name="T53">Cas d’utilisation</text:span></text:p>
      <text:p text:style-name="P24"/>
      <text:p text:style-name="P24"><draw:frame draw:style-name="fr1" draw:name="Image1" text:anchor-type="paragraph" svg:width="19.001cm" svg:height="18.228cm" draw:z-index="0"><draw:image xlink:href="Pictures/1000020100000350000003291D0FB852B914DB56.png" xlink:type="simple" xlink:show="embed" xlink:actuate="onLoad"/></draw:frame></text:p>
      <text:p text:style-name="P24"/>
      <text:p text:style-name="P24"/>
      <text:p text:style-name="P24"/>
      <text:p text:style-name="P24"><text:soft-page-break/></text:p>
      <text:p text:style-name="P12"><text:span text:style-name="T55">2</text:span>. <text:span text:style-name="T54">Diagramme de Séquence</text:span></text:p>
      <text:p text:style-name="P25"/>
      <text:p text:style-name="P58"><draw:frame draw:style-name="fr1" draw:name="Image3" text:anchor-type="paragraph" svg:width="20.877cm" svg:height="13.194cm" draw:z-index="3"><draw:image xlink:href="Pictures/10000000000005850000037DCFC591A1FF69B02A.jpg" xlink:type="simple" xlink:show="embed" xlink:actuate="onLoad"/></draw:frame>Ce diagramme de séquence correspond au scénario nominal du passage en caisse d’un usager : </text:p>
      <text:p text:style-name="P58"/>
      <text:p text:style-name="P61">Tout d’abord, l’usager choisi son repas, <text:span text:style-name="T69">il s’identifie ensuite à l’aide de sa carte, que l’application va vérifier afin de récupérer les informations nécessaires au passage en caisse du client.</text:span></text:p>
      <text:p text:style-name="P61"/>
      <text:p text:style-name="P62">Une fois la carte vérifiée, le caissier peut sélectionner les différents plats choisis par le client, ce qui va créer un récapitulatif de la commande. </text:p>
      <text:p text:style-name="P62"/>
      <text:p text:style-name="P60">Quand la commande est validée, l’application va : </text:p>
      <text:p text:style-name="P60"><text:tab/>-vérifier puis décompter le solde de l’usager. <text:span text:style-name="T68">(soit directement dans le solde de l’usager, soit sauvegardé en vue d’une retenue sur salaire).</text:span></text:p>
      <text:p text:style-name="P60"><text:tab/><text:span text:style-name="T68">-générer un fichier « ticket de caisse » </text:span></text:p>
      <text:p text:style-name="P60"><text:tab/><text:span text:style-name="T68">-mettre à jour les statistiques.</text:span></text:p>
      <text:p text:style-name="P57"><draw:frame draw:style-name="fr1" draw:name="Image4" text:anchor-type="paragraph" svg:width="20.876cm" svg:height="13.623cm" draw:z-index="2"><draw:image xlink:href="Pictures/100000000000057D00000395AD4A40638D8CE7E2.jpg" xlink:type="simple" xlink:show="embed" xlink:actuate="onLoad"/></draw:frame><text:soft-page-break/></text:p>
      <text:p text:style-name="P56"/>
      <text:p text:style-name="P63">Ce diagramme de séquence représente les différentes fonctionnalités de <text:span text:style-name="T59">l’application qui sont proposées au gérant : </text:span></text:p>
      <text:p text:style-name="P63"/>
      <text:p text:style-name="P65">Le gérant doit tout d’abord s’authentifier afin d’accéder aux fonctionnalités qui lui sont propres.</text:p>
      <text:p text:style-name="P65"/>
      <text:p text:style-name="P66">Il possède un accès presque total à la base de données de l’application, il peut sélectionner la table de données sur laquelle il souhaite agir à partir de la vue d’accueil spécifique au gérant : </text:p>
      <text:p text:style-name="P66"/>
      <text:p text:style-name="P66">-Gestion des Produits : le gérant peut modifier des données concernant les produits déjà présent, en supprimer ou en ajouter de nouveaux.</text:p>
      <text:p text:style-name="P66">-Gestion des Plats : <text:span text:style-name="T70">le gérant peut modifier des données (ex : prix) sur les plats enregistrés, supprimer un plat existant ou en créer un nouveau à partir des produits disponibles.</text:span></text:p>
      <text:p text:style-name="P67">-<text:span text:style-name="T71">Gestion des Menus : le gérant peut modifier ou supprimer des menus existants, il peut ajouter un nouveau menu à partir des plats disponibles et attribuer des menus déjà présents à des dates ultérieures.</text:span></text:p>
      <text:p text:style-name="P68">-Gestion des Utilisateurs : le gérant à accès à la liste des utilisateurs du self dans laquelle il peut ajouter, supprimer ou modifier les données des utilisateurs.</text:p>
      <text:p text:style-name="P64">-Statistiques : Pour l’aider dans ses choix, le gérant a accès à diverses statistiques concernant le self telles que les plats les plus choisis ou le prix moyen des repas.</text:p>
      <text:p text:style-name="P26"/>
      <text:p text:style-name="P13"><text:soft-page-break/>3. Diagramme de classe</text:p>
      <text:p text:style-name="P108"><draw:frame draw:style-name="fr2" draw:name="Image9" text:anchor-type="paragraph" svg:x="0cm" svg:y="0.448cm" svg:width="17cm" svg:height="10.497cm" draw:z-index="9"><draw:image xlink:href="Pictures/100000000000034F0000020B9C2E0428B2F38D2C.png" xlink:type="simple" xlink:show="embed" xlink:actuate="onLoad"/></draw:frame><text:span text:style-name="T92">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93">l</text:span>lée<text:span text:style-name="T92">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108"><text:tab/><text:span text:style-name="T94">Au sein de notre diagramme de classe, vous pouvez également constater la présence de plusieurs patron de conception. En effet, pour faire payer un Usager, notre application utilise un patron appelé Stratégie, ce patron nous permet lors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 qui nous permettent de dire qu'elle représente elle aussi un patron de conception. Tout d'abord, comme dit précédemment la classe Self joue le rôle d'intermédiaire entre les différentes parte de notre application (Métier, Vue et </text:span><text:soft-page-break/><text:span text:style-name="T94">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108"><text:tab/><text:span text:style-name="T95">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7"/>
      <text:p text:style-name="P14"><text:span text:style-name="T56">4</text:span>. Diagramme de <text:span text:style-name="T56">Package</text:span></text:p>
      <text:p text:style-name="P14"/>
      <text:p text:style-name="P14"><draw:frame draw:style-name="fr3" draw:name="Image2" text:anchor-type="paragraph" svg:x="0.316cm" svg:y="0.326cm" svg:width="16.323cm" svg:height="10.82cm" draw:z-index="1"><draw:image xlink:href="Pictures/100002010000020A0000015AAAE2F16E8A6FE80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4">Le diagramme ci dessus cor<text:span text:style-name="T60">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54">Un Package pour la vue qui est composé de tout les éléments graphiques de l’application. On y retrouve donc la partie XAML de l’application <text:span text:style-name="T57">et u</text:span>n Package pour la Persistance qui gère et donne accès à notre base de données. <text:span text:style-name="T57">Pour finir nous avons un Package nommé Test qui nous permet simplement de tester, avec juste une application console, notre métier et la persistance. </text:span></text:p>
      <text:p text:style-name="P55">Comme nous pouvons le voir sur le diagramme, les différents <text:span text:style-name="T5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58">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4"/>
      <text:p text:style-name="P14"/>
      <text:p text:style-name="P14"/>
      <text:p text:style-name="P14"/>
      <text:p text:style-name="P14"><text:span text:style-name="T56">5</text:span>. <text:span text:style-name="T56">MCD/MLD</text:span></text:p>
      <text:p text:style-name="P14"/>
      <text:p text:style-name="P16">⇒ LEANDRE</text:p>
      <text:p text:style-name="P13"/>
      <text:p text:style-name="P13"><text:span text:style-name="T56">6</text:span>. Sketchs <text:span text:style-name="T62">et story-boards</text:span></text:p>
      <text:p text:style-name="P13"/>
      <text:p text:style-name="P70">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1">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70"/>
      <text:p text:style-name="P69"><draw:frame draw:style-name="fr4" draw:name="Image5" text:anchor-type="paragraph" svg:x="0.011cm" svg:y="-0.804cm" svg:width="17.997cm" svg:height="9.691cm" draw:z-index="4"><draw:image xlink:href="Pictures/100002010000045C000002599565C789876DD3DA.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59">La figure qui suit est un story-board qui montre l’interaction entre plusieurs vue et notamment celle de la caisse.</text:p>
      <text:p text:style-name="P59"><draw:frame draw:style-name="fr2" draw:name="Image6" text:anchor-type="paragraph" svg:x="-0.226cm" svg:y="0.45cm" svg:width="17.505cm" svg:height="11.807cm" draw:z-index="5"><draw:image xlink:href="Pictures/10000201000007960000051E009872D9821BE452.png" xlink:type="simple" xlink:show="embed" xlink:actuate="onLoad"/></draw:frame></text:p>
      <text:p text:style-name="P59"/>
      <text:p text:style-name="P59"><text:soft-page-break/>On peut ainsi voir ce que l’application fait lorsque l’on clique sur les différents boutons. Par exemple, le caissier clique <text:span text:style-name="T63">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59"><draw:frame draw:style-name="fr2" draw:name="Image7" text:anchor-type="paragraph" svg:x="-0.25cm" svg:y="0.723cm" svg:width="17.556cm" svg:height="11.864cm" draw:z-index="6"><draw:image xlink:href="Pictures/10000201000007940000051FB580BE92A08EB65A.png" xlink:type="simple" xlink:show="embed" xlink:actuate="onLoad"/></draw:frame></text:p>
      <text:p text:style-name="P59"/>
      <text:p text:style-name="P59"/>
      <text:p text:style-name="P72">Ce story-board représente la face de connexion. En effet, l’utilisateur entre son <text:span text:style-name="T73">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95">Développement</text:p>
      <text:p text:style-name="P95"/>
      <text:p text:style-name="P15"><text:span text:style-name="T88">1</text:span>. <text:span text:style-name="T88">Vue</text:span></text:p>
      <text:p text:style-name="P15"/>
      <text:p text:style-name="P15"/>
      <text:p text:style-name="P15">2. <text:span text:style-name="T88">Métier</text:span></text:p>
      <text:p text:style-name="P15"/>
      <text:p text:style-name="P39"><text:tab/>Tout d'abord, la première phase de développement de la partie métier à était la conception de l'architecture de celui-ci<text:span text:style-name="T95">(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96">aux niveaux des abstractions, cela permet entre autres à notre métier d'être ouvert à l'évolution mais fermé à la modification puisque cela peut permettre de rajouter des propriétés, des méthodes voir même d'améliorer les algorithmes </text:span><text:s/><text:span text:style-name="T96">de la classes sans modifier le code mais seulement en héritant de celle-ci.</text:span><text:tab/></text:p>
      <text:p text:style-name="P39"><text:tab/><text:span text:style-name="T95">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28"/>
      <text:list xml:id="list2664396874956077690" text:style-name="L1">
        <text:list-item>
          <text:p text:style-name="P121"><draw:frame draw:style-name="fr2" draw:name="Image11" text:anchor-type="paragraph" svg:x="0.259cm" svg:y="0.961cm" svg:width="15.61cm" svg:height="14.282cm" draw:z-index="10"><draw:image xlink:href="Pictures/100000000000026F0000023A7305E3308866A647.png" xlink:type="simple" xlink:show="embed" xlink:actuate="onLoad"/></draw:frame><text:soft-page-break/><text:span text:style-name="T18">L</text:span><text:span text:style-name="T15">a Classe Self</text:span></text:p>
        </text:list-item>
      </text:list>
      <text:p text:style-name="P109"><text:tab/><text:span text:style-name="T19">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24">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109"/>
      <text:list xml:id="list4533104490306729298" text:style-name="L2">
        <text:list-item>
          <text:p text:style-name="P122"><text:soft-page-break/>La partie « Menu »</text:p>
        </text:list-item>
      </text:list>
      <text:p text:style-name="P110"/>
      <text:p text:style-name="P110"><draw:frame draw:style-name="fr5" draw:name="Image12" text:anchor-type="paragraph" svg:width="5.345cm" svg:height="13.573cm" draw:z-index="11"><draw:image xlink:href="Pictures/10000000000000CA000002013BF15B5C3CF61A97.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tab/></text:p>
      <text:p text:style-name="P45"/>
      <text:p text:style-name="P46"><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110"/>
      <text:list xml:id="list141763962629419822" text:style-name="L3">
        <text:list-item>
          <text:p text:style-name="P123"><draw:frame draw:style-name="fr2" draw:name="Image19" text:anchor-type="paragraph" svg:x="5.338cm" svg:y="0.115cm" svg:width="12.649cm" svg:height="14.113cm" draw:z-index="18"><draw:image xlink:href="Pictures/20000009000038A4000033940AC24771AD4039FA.svm" xlink:type="simple" xlink:show="embed" xlink:actuate="onLoad"/></draw:frame><text:soft-page-break/>La partie « Plat »</text:p>
        </text:list-item>
      </text:list>
      <text:p text:style-name="P111"/>
      <text:p text:style-name="P40"/>
      <text:p text:style-name="P40"/>
      <text:p text:style-name="P40"/>
      <text:p text:style-name="P40"/>
      <text:p text:style-name="P40"/>
      <text:p text:style-name="P40"/>
      <text:p text:style-name="P40"/>
      <text:p text:style-name="P40"/>
      <text:p text:style-name="P40"><draw:frame draw:style-name="fr2" draw:name="Image13" text:anchor-type="paragraph" svg:x="0.377cm" svg:y="0.037cm" svg:width="4.022cm" svg:height="3.836cm" draw:z-index="12"><draw:image xlink:href="Pictures/1000000000000098000000919F26D62F9A04262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p>
      <text:p text:style-name="P40"/>
      <text:p text:style-name="P41"><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40"/>
      <text:p text:style-name="P40"/>
      <text:p text:style-name="P40"/>
      <text:p text:style-name="P40"/>
      <text:list xml:id="list4702930687946470698" text:style-name="L4">
        <text:list-item>
          <text:p text:style-name="P124"><text:soft-page-break/>La Partie « Produit »</text:p>
        </text:list-item>
      </text:list>
      <text:p text:style-name="P42"/>
      <text:p text:style-name="P42"><draw:frame draw:style-name="fr2" draw:name="Image14" text:anchor-type="paragraph" svg:x="6.9cm" svg:y="0cm" svg:width="9.551cm" svg:height="8.096cm" draw:z-index="13"><draw:image xlink:href="Pictures/100000000000016900000132BBFF3B729D2C792A.png" xlink:type="simple" xlink:show="embed" xlink:actuate="onLoad"/></draw:frame></text:p>
      <text:p text:style-name="P42"><draw:frame draw:style-name="fr2" draw:name="Image15" text:anchor-type="paragraph" svg:x="1.132cm" svg:y="0.471cm" svg:width="4.207cm" svg:height="5.927cm" draw:z-index="14"><draw:image xlink:href="Pictures/100000000000009F000000E067B4EA0BBC8224F8.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span text:style-name="T97">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42"/>
      <text:list xml:id="list7342351804747582777" text:style-name="L5">
        <text:list-item>
          <text:p text:style-name="P125">La Partie « Usager »</text:p>
        </text:list-item>
      </text:list>
      <text:p text:style-name="P43"><draw:frame draw:style-name="fr2" draw:name="Image16" text:anchor-type="paragraph" svg:x="-0.529cm" svg:y="0.467cm" svg:width="17cm" svg:height="8.703cm" draw:z-index="15"><draw:image xlink:href="Pictures/1000000000000346000001AD6C7F4831B50160AE.png" xlink:type="simple" xlink:show="embed" xlink:actuate="onLoad"/></draw:frame></text:p>
      <text:p text:style-name="P43"><text:tab/><text:span text:style-name="T98">Encore une fois sur la droite de l'image on retrouve la configuration avec un classe </text:span><text:soft-page-break/><text:span text:style-name="T98">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43"/>
      <text:list xml:id="list5012695535600776415" text:style-name="L6">
        <text:list-item>
          <text:p text:style-name="P126">La partie « Utilisateur »</text:p>
        </text:list-item>
      </text:list>
      <text:p text:style-name="P112"><draw:frame draw:style-name="fr5" draw:name="Image18" text:anchor-type="paragraph" svg:width="11.351cm" svg:height="6.826cm" draw:z-index="17"><draw:image xlink:href="Pictures/10000000000001AD000001021B9D3DF1F77D5C9A.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44"><text:tab/><text:span text:style-name="T99">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12"/>
      <text:list xml:id="list3723145026555399636" text:style-name="L7">
        <text:list-item>
          <text:p text:style-name="P127">La partie « Repas »</text:p>
        </text:list-item>
      </text:list>
      <text:p text:style-name="P112"/>
      <text:p text:style-name="P112"><draw:frame draw:style-name="fr2" draw:name="Image17" text:anchor-type="paragraph" svg:x="1.515cm" svg:y="0.291cm" svg:width="12.026cm" svg:height="10.481cm" draw:z-index="16"><draw:image xlink:href="Pictures/10000000000001F2000001B20DE1238C1AD3DEA4.png" xlink:type="simple" xlink:show="embed" xlink:actuate="onLoad"/></draw:frame></text:p>
      <text:list xml:id="list185150590382452" text:continue-list="list5012695535600776415" text:style-name="L6">
        <text:list-header>
          <text:p text:style-name="P126"/>
        </text:list-header>
      </text:list>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44"><text:tab/></text:p>
      <text:p text:style-name="P44"/>
      <text:p text:style-name="P44"/>
      <text:p text:style-name="P44"/>
      <text:p text:style-name="P39">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44"/>
      <text:p text:style-name="P44"/>
      <text:p text:style-name="P34"/>
      <text:p text:style-name="P15"/>
      <text:p text:style-name="P15">3 <text:span text:style-name="T88">Persistance</text:span></text:p>
      <text:p text:style-name="P15"><text:span text:style-name="T88">4</text:span>. <text:span text:style-name="T88">Lecteur de carte</text:span></text:p>
      <text:p text:style-name="P15"><draw:frame draw:style-name="fr2" draw:name="Image8" text:anchor-type="paragraph" svg:x="5.329cm" svg:y="0.365cm" svg:width="6.877cm" svg:height="6.913cm" draw:z-index="7"><draw:image xlink:href="Pictures/10000201000000C3000000C40C0EA9D81A5AC7F8.png" xlink:type="simple" xlink:show="embed" xlink:actuate="onLoad"/></draw:frame></text:p>
      <text:p text:style-name="P76"/>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02"><text:span text:style-name="T31">Une des principales contraintes de notre projet était l'utilisation d'un lecteur de carte pour l'identification des clients. De ce fait, nous avons pu nous procurer un lecteur/graveur «</text:span>ACR38 CCID SDK»<text:span text:style-name="T31"> grâce à l'IUT. Comme nous pouvons le voir sur l'image ci-</text:span><text:span text:style-name="T32">dessus</text:span><text:span text:style-name="T31">, le pack comprend le lecteur/graveur mais aussi 3 types de cartes : </text:span></text:p>
      <text:p text:style-name="P102"><text:span text:style-name="T31">- <text:s/></text:span><text:span text:style-name="T90">5 </text:span><text:span text:style-name="T91">cartes</text:span><text:span text:style-name="T90"> ACOS3 Microprocesseur</text:span></text:p>
      <text:p text:style-name="P102"><text:span text:style-name="T90">- <text:s/>5 </text:span><text:span text:style-name="T91">cartes </text:span><text:span text:style-name="T90">SLE 5528 Carte mémoire</text:span></text:p>
      <text:p text:style-name="P102">- <text:s/><text:span text:style-name="T90">5 </text:span><text:span text:style-name="T91">cartes</text:span><text:span text:style-name="T90"> SLE 5542 Carte mémoire.</text:span></text:p>
      <text:p text:style-name="P102"><text:span text:style-name="T32">De plus, il comprend </text:span><text:span text:style-name="T31">un CD-ROM comprenant le logiciel d'installation du lecteur mais aussi des exemples d'utilisation du lecteur. On peut ainsi retrouver des exemples dans plusieurs langages </text:span><text:soft-page-break/><text:span text:style-name="T31">informatiques et notamment en C# qui est le langage que nous utilisons pour développer notre application. </text:span><text:span text:style-name="T32">Nous avons utilisé un de ces exemples que nous avons modifié pour pouvoir graver les cartes et pour faire en sorte que celle-ci contiennent un numéro qui identifie son propriétaire.</text:span></text:p>
      <text:p text:style-name="P77">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77"/>
      <text:p text:style-name="P72"/>
      <text:p text:style-name="P72"/>
      <text:p text:style-name="P72"/>
      <text:p text:style-name="P72"/>
      <text:p text:style-name="P72"/>
      <text:p text:style-name="P94">Lexique</text:p>
      <text:p text:style-name="P94"/>
      <text:p text:style-name="P71"><text:span text:style-name="T15">Balsamiq</text:span> : <text:span text:style-name="T73">Logiciel qui permet de créer des sketchs et des story-board pour se donner une idée des vues que l’on aura a créer.</text:span></text:p>
      <text:p text:style-name="P71"/>
      <text:p text:style-name="P99"><text:span text:style-name="T35">C#</text:span><text:span text:style-name="T27"> : </text:span><text:span text:style-name="T75">Le C# (</text:span><text:span text:style-name="T78">C sharp </text:span><text:span text:style-name="T75">en </text:span><text:a xlink:type="simple" xlink:href="https://fr.wikipedia.org/wiki/Anglais" text:style-name="Internet_20_link" text:visited-style-name="Visited_20_Internet_20_Link"><text:span text:style-name="T80">anglais</text:span></text:a><text:span text:style-name="T75">) est un </text:span><text:a xlink:type="simple" xlink:href="https://fr.wikipedia.org/wiki/Langage_de_programmation" text:style-name="Internet_20_link" text:visited-style-name="Visited_20_Internet_20_Link"><text:span text:style-name="T80">langage de programmation</text:span></text:a><text:span text:style-name="T75"> </text:span><text:a xlink:type="simple" xlink:href="https://fr.wikipedia.org/wiki/Programmation_orientée_objet" text:style-name="Internet_20_link" text:visited-style-name="Visited_20_Internet_20_Link"><text:span text:style-name="T80">orienté objet</text:span></text:a><text:span text:style-name="T75">, commercialisé par </text:span><text:a xlink:type="simple" xlink:href="https://fr.wikipedia.org/wiki/Microsoft" text:style-name="Internet_20_link" text:visited-style-name="Visited_20_Internet_20_Link"><text:span text:style-name="T80">Microsoft</text:span></text:a><text:span text:style-name="T75"> depuis 2002</text:span><text:bookmark text:name="cite_ref-tata_2-0"/><text:a xlink:type="simple" xlink:href="https://fr.wikipedia.org/wiki/C_sharp#cite_note-tata-2" text:style-name="Internet_20_link" text:visited-style-name="Visited_20_Internet_20_Link"><text:span text:style-name="T79">2</text:span></text:a><text:span text:style-name="T75"> et destiné à développer sur la plateforme </text:span><text:a xlink:type="simple" xlink:href="https://fr.wikipedia.org/wiki/Microsoft_.NET" text:style-name="Internet_20_link" text:visited-style-name="Visited_20_Internet_20_Link"><text:span text:style-name="T80">Microsoft .NET</text:span></text:a><text:span text:style-name="T75">.</text:span><text:span text:style-name="T82"> </text:span></text:p>
      <text:p text:style-name="P104"/>
      <text:p text:style-name="P100"><text:span text:style-name="T35">F</text:span><text:span text:style-name="T36">ramework</text:span><text:span text:style-name="T28"> : </text:span><text:span text:style-name="T29">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74"/>
      <text:p text:style-name="P101"><text:span text:style-name="T35">GitHub</text:span><text:span text:style-name="T27"> : </text:span><text:span text:style-name="T30">Service web d’hébergment et de gestion de développement de logiciels, utilisant le logiciel de gestion de versions Git.</text:span></text:p>
      <text:p text:style-name="P75"/>
      <text:p text:style-name="P107"><text:span text:style-name="T37">P</text:span><text:span text:style-name="T34">atron de conception</text:span><text:span text:style-name="T26"> : Un patron de conception est la meilleure solution connue à un problème de conception récurrent.</text:span></text:p>
      <text:p text:style-name="P117"/>
      <text:p text:style-name="P103"><text:span text:style-name="T38">Principe SOLID</text:span><text:span text:style-name="T33"> : </text:span><text:span text:style-name="T75">En </text:span><text:a xlink:type="simple" xlink:href="https://fr.wikipedia.org/wiki/Programmation_informatique" text:style-name="Internet_20_link" text:visited-style-name="Visited_20_Internet_20_Link"><text:span text:style-name="T80">programmation informatique</text:span></text:a><text:span text:style-name="T75">, SOLID est un </text:span><text:a xlink:type="simple" xlink:href="https://fr.wikipedia.org/wiki/Acronyme" text:style-name="Internet_20_link" text:visited-style-name="Visited_20_Internet_20_Link"><text:span text:style-name="T80">acronyme</text:span></text:a><text:span text:style-name="T75"> représentant cinq principes de bases pour la </text:span><text:a xlink:type="simple" xlink:href="https://fr.wikipedia.org/wiki/Programmation_orientée_objet" text:style-name="Internet_20_link" text:visited-style-name="Visited_20_Internet_20_Link"><text:span text:style-name="T80">programmation orientée objet</text:span></text:a><text:span text:style-name="T75">, introduits par Michael Feathers et Robert C. Martin au début des années 2000. Ils sont censés apporter une ligne directrice permettant le développement de logiciel plus fiable et plus robuste</text:span><text:span text:style-name="T82"> </text:span><text:span text:style-name="T84">. Voici la définition de chaque lettre : </text:span><text:span text:style-name="T85">(source : Wikipedia)</text:span></text:p>
      <text:p text:style-name="P128"/>
      <text:p text:style-name="P128"><draw:frame draw:style-name="fr2" draw:name="Image10" text:anchor-type="paragraph" svg:x="-1.528cm" svg:y="0.122cm" svg:width="20.302cm" svg:height="5.214cm" draw:z-index="8"><draw:image xlink:href="Pictures/10000000000003F400000104EF854573CC214D37.png" xlink:type="simple" xlink:show="embed" xlink:actuate="onLoad"/></draw:frame><text:soft-page-break/></text:p>
      <text:p text:style-name="P101"><text:span text:style-name="T36">Repository</text:span><text:span text:style-name="T28"> : </text:span><text:span text:style-name="T30">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75"/>
      <text:p text:style-name="P78">Sketchs<text:span text:style-name="T39"> : Dans le cadre de notre application, nous appelons sketchs les images que nous dessinons à l’aide du logiciel Balsamiq et qui correspondent à un brouillon représentant nos vues.</text:span></text:p>
      <text:p text:style-name="P78"/>
      <text:p text:style-name="P78">Story-board<text:span text:style-name="T39"> : Un story-board est composé de plusieurs sketchs. En effet il correspond à l’interaction <text:s/>entre les différentes vues qui composerons notre application.</text:span></text:p>
      <text:p text:style-name="P78"/>
      <text:p text:style-name="P99"><text:span text:style-name="T35">UML</text:span><text:span text:style-name="T27"> : </text:span><text:span text:style-name="T74">L</text:span><text:span text:style-name="T77">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87"> </text:span></text:p>
      <text:p text:style-name="P78"/>
      <text:p text:style-name="P99"><text:span text:style-name="T35">XAML</text:span><text:span text:style-name="T27"> : </text:span><text:span text:style-name="T76">XAML est un langage déclaratif développé pour les besoins des systèmes d'exploitation de </text:span><text:a xlink:type="simple" xlink:href="https://fr.wikipedia.org/wiki/Microsoft" text:style-name="Internet_20_link" text:visited-style-name="Visited_20_Internet_20_Link"><text:span text:style-name="T81">Microsoft</text:span></text:a><text:span text:style-name="T76">, </text:span><text:a xlink:type="simple" xlink:href="https://fr.wikipedia.org/wiki/Microsoft_Windows_Vista" text:style-name="Internet_20_link" text:visited-style-name="Visited_20_Internet_20_Link"><text:span text:style-name="T81">Windows Vista</text:span></text:a><text:span text:style-name="T76">, </text:span><text:a xlink:type="simple" xlink:href="https://fr.wikipedia.org/wiki/Microsoft_Windows_7" text:style-name="Internet_20_link" text:visited-style-name="Visited_20_Internet_20_Link"><text:span text:style-name="T81">Windows 7</text:span></text:a><text:span text:style-name="T76"> et </text:span><text:a xlink:type="simple" xlink:href="https://fr.wikipedia.org/wiki/Microsoft_Windows_8" text:style-name="Internet_20_link" text:visited-style-name="Visited_20_Internet_20_Link"><text:span text:style-name="T81">Windows 8</text:span></text:a><text:span text:style-name="T76"> et qui permet la description de données structurées. Prononcé </text:span><text:span text:style-name="T86">Zammel</text:span><text:span text:style-name="T76">, ces initiales correspondent à eXtensible Application Markup Language. Il s'agit d'un </text:span><text:a xlink:type="simple" xlink:href="https://fr.wikipedia.org/wiki/Extensible_Markup_Language" text:style-name="Internet_20_link" text:visited-style-name="Visited_20_Internet_20_Link"><text:span text:style-name="T81">dialecte XML</text:span></text:a><text:span text:style-name="T76">.</text:span><text:span text:style-name="T83"> </text:span></text:p>
      <text:p text:style-name="P105"><text:s/></text:p>
      <text:p text:style-name="P71"><text:s/></text:p>
      <text:p text:style-name="P71"/>
      <text:p text:style-name="P73"><text:s/></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2T18:51:48.578000000</dc:date>
    <meta:editing-duration>PT3H58M21S</meta:editing-duration>
    <meta:editing-cycles>63</meta:editing-cycles>
    <meta:generator>LibreOffice/5.2.4.2$Windows_x86 LibreOffice_project/3d5603e1122f0f102b62521720ab13a38a4e0eb0</meta:generator>
    <meta:document-statistic meta:table-count="0" meta:image-count="19" meta:object-count="0" meta:page-count="25" meta:paragraph-count="152" meta:word-count="5505" meta:character-count="34893" meta:non-whitespace-character-count="29427"/>
  </office:meta>
</office:document-meta>
</file>